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113856720" text:id="ct113856720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4067824" text:id="ct114067824">
          <text:insertion>
            <office:change-info>
              <dc:creator>Luc Saffre</dc:creator>
              <dc:date>2012-05-07T06:35:00</dc:date>
            </office:change-info>
          </text:insertion>
        </text:changed-region>
        <text:changed-region xml:id="ct113857320" text:id="ct113857320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4068624" text:id="ct11406862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857736" text:id="ct11385773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857936" text:id="ct113857936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3858136" text:id="ct11385813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4068896" text:id="ct11406889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4069096" text:id="ct11406909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4069296" text:id="ct11406929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856520" text:id="ct11385652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800032" text:id="ct11380003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807368" text:id="ct11380736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807568" text:id="ct11380756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807768" text:id="ct11380776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4076600" text:id="ct114076600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4076800" text:id="ct114076800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807968" text:id="ct11380796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808168" text:id="ct11380816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808768" text:id="ct113808768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3808368" text:id="ct113808368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3809168" text:id="ct113809168">
          <text:insertion>
            <office:change-info>
              <dc:creator>Luc Saffre</dc:creator>
              <dc:date>2012-05-18T08:17:00</dc:date>
            </office:change-info>
          </text:insertion>
        </text:changed-region>
        <text:changed-region xml:id="ct114067424" text:id="ct114067424">
          <text:insertion>
            <office:change-info>
              <dc:creator>Luc Saffre</dc:creator>
              <dc:date>2012-04-13T09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nanzielle Situation / <text:change-start text:change-id="ct113856720"/>self<text:change-end text:change-id="ct113856720"/></text:h>
      <text:h text:style-name="Heading_20_2" text:outline-level="2">Allgemeine Auskünfte</text:h>
      <text:p text:style-name="Text_20_body">Haushalt: <text:change-start text:change-id="ct114067824"/>self.actor1.household.address(', ')<text:change-end text:change-id="ct114067824"/> (<text:change-start text:change-id="ct113857320"/>self.actor1.household.type<text:change-end text:change-id="ct113857320"/>)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change-start text:change-id="ct114068624"/>self.actor2.header<text:change-end text:change-id="ct114068624"/></text:p>
          </table:table-cell>
          <table:table-cell table:style-name="Table1.A1" office:value-type="string">
            <text:p text:style-name="P4"><text:change-start text:change-id="ct113857736"/>self.actor3.header<text:change-end text:change-id="ct113857736"/></text:p>
          </table:table-cell>
        </table:table-row>
        <table:table-row table:style-name="Table1.1"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P4"><text:change-start text:change-id="ct113857936"/>self.actor2.person<text:change-end text:change-id="ct113857936"/></text:p>
          </table:table-cell>
          <table:table-cell table:style-name="Table1.A1" office:value-type="string">
            <text:p text:style-name="P4"><text:change-start text:change-id="ct113858136"/>self.actor3.person<text:change-end text:change-id="ct113858136"/></text:p>
          </table:table-cell>
        </table:table-row>
        <table:table-row table:style-name="Table1.3">
          <table:table-cell table:style-name="Table1.A1" office:value-type="string">
            <text:p text:style-name="P4">Adresse</text:p>
          </table:table-cell>
          <table:table-cell table:style-name="Table1.A1" office:value-type="string">
            <text:p text:style-name="P4"><text:change-start text:change-id="ct114068896"/>self.actor2.partner.address_location(', ')<text:change-end text:change-id="ct114068896"/></text:p>
          </table:table-cell>
          <table:table-cell table:style-name="Table1.A1" office:value-type="string">
            <text:p text:style-name="P4"><text:change-start text:change-id="ct114069096"/>self.actor3.partner.address_location(', ')<text:change-end text:change-id="ct114069096"/></text:p>
          </table:table-cell>
        </table:table-row>
        <table:table-row table:style-name="Table1.1">
          <table:table-cell table:style-name="Table1.A1" office:value-type="string">
            <text:p text:style-name="P4">Telefon</text:p>
          </table:table-cell>
          <table:table-cell table:style-name="Table1.A1" office:value-type="string">
            <text:p text:style-name="P4"><text:change-start text:change-id="ct114069296"/>self.actor2.partner.phone<text:change-end text:change-id="ct114069296"/></text:p>
          </table:table-cell>
          <table:table-cell table:style-name="Table1.A1" office:value-type="string">
            <text:p text:style-name="Table_20_Contents"><text:change-start text:change-id="ct113856520"/>self.actor3.partner.phone<text:change-end text:change-id="ct113856520"/></text:p>
          </table:table-cell>
        </table:table-row>
        <table:table-row table:style-name="Table1.1">
          <table:table-cell table:style-name="Table1.A1" office:value-type="string">
            <text:p text:style-name="P4">e-mail</text:p>
          </table:table-cell>
          <table:table-cell table:style-name="Table1.A1" office:value-type="string">
            <text:p text:style-name="P4"><text:change-start text:change-id="ct113800032"/>self.actor2.partner.email<text:change-end text:change-id="ct113800032"/></text:p>
          </table:table-cell>
          <table:table-cell table:style-name="Table1.A1" office:value-type="string">
            <text:p text:style-name="P4"><text:change-start text:change-id="ct113807368"/>self.actor3.partner.email<text:change-end text:change-id="ct113807368"/></text:p>
          </table:table-cell>
        </table:table-row>
        <table:table-row table:style-name="Table1.1">
          <table:table-cell table:style-name="Table1.A1" office:value-type="string">
            <text:p text:style-name="P4">Geburtsdatum</text:p>
          </table:table-cell>
          <table:table-cell table:style-name="Table1.A1" office:value-type="string">
            <text:p text:style-name="P4"><text:change-start text:change-id="ct113807568"/>dtos(self.actor2.person.birth_date)<text:change-end text:change-id="ct113807568"/></text:p>
          </table:table-cell>
          <table:table-cell table:style-name="Table1.A1" office:value-type="string">
            <text:p text:style-name="Table_20_Contents"><text:change-start text:change-id="ct113807768"/>dtos(self.actor3.person.birth_date)<text:change-end text:change-id="ct113807768"/></text:p>
          </table:table-cell>
        </table:table-row>
        <table:table-row table:style-name="Table1.1">
          <table:table-cell table:style-name="Table1.A1" office:value-type="string">
            <text:p text:style-name="P4">Berufliche Lage</text:p>
          </table:table-cell>
          <table:table-cell table:style-name="Table1.A1" office:value-type="string">
            <text:p text:style-name="P4"><text:change-start text:change-id="ct114076600"/>self.actor2.remark<text:change-end text:change-id="ct114076600"/></text:p>
          </table:table-cell>
          <table:table-cell table:style-name="Table1.A1" office:value-type="string">
            <text:p text:style-name="P4"><text:change-start text:change-id="ct114076800"/>self.actor3.remark<text:change-end text:change-id="ct114076800"/></text:p>
          </table:table-cell>
        </table:table-row>
        <table:table-row table:style-name="Table1.1">
          <table:table-cell table:style-name="Table1.A1" office:value-type="string">
            <text:p text:style-name="P4">Familienstand</text:p>
          </table:table-cell>
          <table:table-cell table:style-name="Table1.A1" office:value-type="string">
            <text:p text:style-name="P4"><text:change-start text:change-id="ct113807968"/>self.actor2.person.civil_state<text:change-end text:change-id="ct113807968"/></text:p>
          </table:table-cell>
          <table:table-cell table:style-name="Table1.A1" office:value-type="string">
            <text:p text:style-name="P4"><text:change-start text:change-id="ct113808168"/>self.actor3.person.civil_state<text:change-end text:change-id="ct113808168"/></text:p>
          </table:table-cell>
        </table:table-row>
        <table:table-row table:style-name="Table1.1">
          <table:table-cell table:style-name="Table1.A1" office:value-type="string">
            <text:p text:style-name="P4">Haushaltszusammensetzung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Kinder (Namen, Geburtsdaten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ERSTGESPRÄCH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Text_20_body"/>
      <text:section text:style-name="Sect1" text:name="Section1">
        <text:h text:style-name="Heading_20_2" text:outline-level="2"><text:change-start text:change-id="ct113808768"/>group<text:change-end text:change-id="ct113808768"/></text:h>
        <text:p text:style-name="Text_20_body">bla<office:annotation><dc:creator>Luc Saffre</dc:creator><dc:date>2012-04-21T22:46:05.32</dc:date><text:p text:style-name="P6"><text:span text:style-name="T2">do section for group in self.account_groups('IEALC')</text:span></text:p></office:annotation> <office:annotation><dc:creator>Luc Saffre</dc:creator><dc:date>2012-04-21T23:35:34.32</dc:date><text:p text:style-name="P6"><text:span text:style-name="T2">do text</text:span></text:p><text:p text:style-name="P6"><text:span text:style-name="T2">from table(self.entries_by_group(ar, group))</text:span></text:p></office:annotation></text:p>
        <text:p text:style-name="Text_20_body"/>
      </text:section>
      <text:p text:style-name="Standard"/>
      <text:h text:style-name="Heading_20_2" text:outline-level="2">Zusammenfassung</text:h>
      <text:p text:style-name="Standard"/>
      <text:p text:style-name="Standard"><office:annotation><dc:creator>Luc Saffre</dc:creator><dc:date>2012-05-18T07:00:18.34</dc:date><text:p text:style-name="P6"><text:span text:style-name="T3">do text</text:span></text:p><text:p text:style-name="P6"><text:span text:style-name="T3">from table(ar.spawn('debts.BudgetSummary',master_instance=self))</text:span></text:p></office:annotation>bla</text:p>
      <text:p text:style-name="Standard"/>
      <text:p text:style-name="Standard"/>
      <text:p text:style-name="Standard"/>
      <text:p text:style-name="Standard">Name des Schuldnerberaters: <text:change-start text:change-id="ct113808368"/>self.user<text:change-end text:change-id="ct113808368"/></text:p>
      <text:p text:style-name="Standard">Datum des Ausdrucks: <text:change-start text:change-id="ct113809168"/>dtosl(self.date)<text:change-end text:change-id="ct113809168"/></text:p>
      <text:p text:style-name="Standard"/>
      <text:p text:style-name="Standard"><text:change-start text:change-id="ct114067424"/>self.intro<text:change-end text:change-id="ct114067424"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5-18T08:51:48.94">18.05.12</text:date></text:span><text:span text:style-name="T1"> um </text:span><text:span text:style-name="T1"><text:time style:data-style-name="N41" text:time-value="2012-05-18T08:51:48.94">08:50:59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5-18T08:51:48.75</dc:date>
    <dc:creator>Luc Saffre</dc:creator>
    <meta:editing-duration>PT15H48M24S</meta:editing-duration>
    <meta:editing-cycles>63</meta:editing-cycles>
    <meta:generator>LibreOffice/3.4$Win32 LibreOffice_project/340m1$Build-402</meta:generator>
    <meta:document-statistic meta:table-count="1" meta:image-count="0" meta:object-count="0" meta:page-count="1" meta:paragraph-count="38" meta:word-count="62" meta:character-count="821" meta:non-whitespace-character-count="797"/>
  </office:meta>
</office:document-meta>
</file>